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ossibiliseminaridainiziocorso" style:family="table">
      <style:table-properties style:width="17cm" table:align="margins"/>
    </style:style>
    <style:style style:name="Possibiliseminaridainiziocorso.A" style:family="table-column">
      <style:table-column-properties style:column-width="0.917cm" style:rel-column-width="3535*"/>
    </style:style>
    <style:style style:name="Possibiliseminaridainiziocorso.B" style:family="table-column">
      <style:table-column-properties style:column-width="7.373cm" style:rel-column-width="28422*"/>
    </style:style>
    <style:style style:name="Possibiliseminaridainiziocorso.C" style:family="table-column">
      <style:table-column-properties style:column-width="2.716cm" style:rel-column-width="10471*"/>
    </style:style>
    <style:style style:name="Possibiliseminaridainiziocorso.D" style:family="table-column">
      <style:table-column-properties style:column-width="5.994cm" style:rel-column-width="23107*"/>
    </style:style>
    <style:style style:name="Possibiliseminaridainiziocorso.A1" style:family="table-cell">
      <style:table-cell-properties fo:padding="0.097cm" fo:border-left="0.05pt solid #000000" fo:border-right="none" fo:border-top="0.05pt solid #000000" fo:border-bottom="0.05pt solid #000000"/>
    </style:style>
    <style:style style:name="Possibiliseminaridainiziocorso.D1" style:family="table-cell">
      <style:table-cell-properties fo:padding="0.097cm" fo:border="0.05pt solid #000000"/>
    </style:style>
    <style:style style:name="Possibiliseminaridainiziocorso.A2" style:family="table-cell">
      <style:table-cell-properties fo:padding="0.097cm" fo:border-left="0.05pt solid #000000" fo:border-right="none" fo:border-top="none" fo:border-bottom="0.05pt solid #000000"/>
    </style:style>
    <style:style style:name="Possibiliseminaridainiziocorso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/>
      <style:text-properties fo:font-size="18pt" fo:font-style="normal" officeooo:paragraph-rsid="000f71a2" style:font-size-asian="18pt" style:font-style-asian="normal" style:font-size-complex="18pt" style:font-style-complex="normal"/>
    </style:style>
    <style:style style:name="P2" style:family="paragraph" style:parent-style-name="Text_20_body">
      <style:paragraph-properties fo:margin-top="0cm" fo:margin-bottom="0cm" loext:contextual-spacing="false"/>
      <style:text-properties fo:font-size="18pt" fo:font-style="normal" officeooo:paragraph-rsid="0011991b" style:font-size-asian="18pt" style:font-style-asian="normal" style:font-size-complex="18pt" style:font-style-complex="normal"/>
    </style:style>
    <style:style style:name="P3" style:family="paragraph" style:parent-style-name="Text_20_body">
      <style:paragraph-properties fo:margin-top="0cm" fo:margin-bottom="0cm" loext:contextual-spacing="false"/>
      <style:text-properties fo:font-size="18pt" fo:font-style="normal" officeooo:rsid="0011991b" officeooo:paragraph-rsid="0011991b" style:font-size-asian="18pt" style:font-style-asian="normal" style:font-size-complex="18pt" style:font-style-complex="normal"/>
    </style:style>
    <style:style style:name="P4" style:family="paragraph" style:parent-style-name="Text_20_body">
      <style:paragraph-properties fo:margin-top="0cm" fo:margin-bottom="0cm" loext:contextual-spacing="false"/>
      <style:text-properties fo:font-size="18pt" fo:font-style="normal" officeooo:rsid="0011ede8" officeooo:paragraph-rsid="0011ede8" style:font-size-asian="18pt" style:font-style-asian="normal" style:font-size-complex="18pt" style:font-style-complex="normal"/>
    </style:style>
    <style:style style:name="P5" style:family="paragraph" style:parent-style-name="Table_20_Contents">
      <style:text-properties fo:font-size="18pt" officeooo:rsid="0011991b" officeooo:paragraph-rsid="0011991b" style:font-size-asian="18pt" style:font-size-complex="18pt"/>
    </style:style>
    <style:style style:name="P6" style:family="paragraph" style:parent-style-name="Table_20_Contents">
      <style:text-properties fo:font-size="18pt" officeooo:rsid="0011ede8" officeooo:paragraph-rsid="0011ede8" style:font-size-asian="18pt" style:font-size-complex="18pt"/>
    </style:style>
    <style:style style:name="P7" style:family="paragraph" style:parent-style-name="Table_20_Contents">
      <style:text-properties fo:font-size="18pt" officeooo:rsid="00137203" officeooo:paragraph-rsid="00137203" style:font-size-asian="18pt" style:font-size-complex="18pt"/>
    </style:style>
    <style:style style:name="P8" style:family="paragraph" style:parent-style-name="Table_20_Contents">
      <style:text-properties fo:font-size="18pt" officeooo:rsid="0014df24" officeooo:paragraph-rsid="0014df24" style:font-size-asian="18pt" style:font-size-complex="18pt"/>
    </style:style>
    <style:style style:name="P9" style:family="paragraph" style:parent-style-name="Table_20_Contents"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Table_20_Contents">
      <style:text-properties fo:font-size="18pt" fo:font-weight="bold" officeooo:rsid="0010c484" style:font-size-asian="18pt" style:font-weight-asian="bold" style:font-size-complex="18pt" style:font-weight-complex="bold"/>
    </style:style>
    <style:style style:name="P11" style:family="paragraph" style:parent-style-name="Table_20_Contents">
      <style:text-properties fo:font-size="18pt" fo:font-weight="bold" officeooo:rsid="0011991b" officeooo:paragraph-rsid="0011991b" style:font-size-asian="18pt" style:font-weight-asian="bold" style:font-size-complex="1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3" style:family="paragraph" style:parent-style-name="Table_20_Contents">
      <style:text-properties fo:font-size="18pt" fo:font-weight="bold" officeooo:rsid="0011991b" style:font-size-asian="18pt" style:font-weight-asian="bold" style:font-size-complex="18pt" style:font-weight-complex="bold"/>
    </style:style>
    <style:style style:name="P14" style:family="paragraph" style:parent-style-name="Table_20_Contents">
      <style:text-properties fo:font-size="18pt" officeooo:rsid="00157d86" officeooo:paragraph-rsid="00157d86" style:font-size-asian="18pt" style:font-size-complex="18pt"/>
    </style:style>
    <style:style style:name="P15" style:family="paragraph" style:parent-style-name="Table_20_Contents">
      <style:text-properties fo:font-size="18pt" officeooo:rsid="0011ede8" officeooo:paragraph-rsid="0011ede8" style:font-size-asian="18pt" style:font-size-complex="18pt"/>
    </style:style>
    <style:style style:name="P16" style:family="paragraph" style:parent-style-name="Table_20_Contents">
      <style:text-properties fo:font-size="18pt" officeooo:rsid="001770e4" officeooo:paragraph-rsid="001770e4" style:font-size-asian="18pt" style:font-size-complex="18pt"/>
    </style:style>
    <style:style style:name="T1" style:family="text">
      <style:text-properties officeooo:rsid="000f71a2"/>
    </style:style>
    <style:style style:name="T2" style:family="text">
      <style:text-properties officeooo:rsid="0011ede8"/>
    </style:style>
    <style:style style:name="T3" style:family="text">
      <style:text-properties officeooo:rsid="0014df24"/>
    </style:style>
    <style:style style:name="T4" style:family="text">
      <style:text-properties officeooo:rsid="00157d86"/>
    </style:style>
    <style:style style:name="T5" style:family="text">
      <style:text-properties officeooo:rsid="001770e4"/>
    </style:style>
    <style:style style:name="T6" style:family="text">
      <style:text-properties fo:font-weight="bold" officeooo:rsid="001770e4" style:font-weight-asian="bold" style:font-weight-complex="bold"/>
    </style:style>
    <style:style style:name="T7" style:family="text">
      <style:text-properties fo:font-size="12pt" fo:font-weight="bold" officeooo:rsid="001770e4" style:font-size-asian="12pt" style:font-weight-asian="bold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Possibiliseminaridainiziocorso" table:style-name="Possibiliseminaridainiziocorso">
        <table:table-column table:style-name="Possibiliseminaridainiziocorso.A"/>
        <table:table-column table:style-name="Possibiliseminaridainiziocorso.B"/>
        <table:table-column table:style-name="Possibiliseminaridainiziocorso.C"/>
        <table:table-column table:style-name="Possibiliseminaridainiziocorso.D"/>
        <table:table-row>
          <table:table-cell table:style-name="Possibiliseminaridainiziocorso.A1" office:value-type="string">
            <text:p text:style-name="P9"/>
          </table:table-cell>
          <table:table-cell table:style-name="Possibiliseminaridainiziocorso.A1" office:value-type="string">
            <text:p text:style-name="P10">Titolo</text:p>
          </table:table-cell>
          <table:table-cell table:style-name="Possibiliseminaridainiziocorso.A1" office:value-type="string">
            <text:p text:style-name="P13">difficoltà</text:p>
          </table:table-cell>
          <table:table-cell table:style-name="Possibiliseminaridainiziocorso.D1" office:value-type="string">
            <text:p text:style-name="P11">referanza</text:p>
          </table:table-cell>
        </table:table-row>
        <table:table-row>
          <table:table-cell table:style-name="Possibiliseminaridainiziocorso.A2" office:value-type="string">
            <text:p text:style-name="P5">1</text:p>
          </table:table-cell>
          <table:table-cell table:style-name="Possibiliseminaridainiziocorso.A2" office:value-type="string">
            <text:p text:style-name="P3">I caratteri di Dirichlet</text:p>
          </table:table-cell>
          <table:table-cell table:style-name="Possibiliseminaridainiziocorso.A2" office:value-type="string">
            <text:p text:style-name="P12">*</text:p>
          </table:table-cell>
          <table:table-cell table:style-name="Possibiliseminaridainiziocorso.D2" office:value-type="string">
            <text:p text:style-name="P5">Serre pp. 61-6<text:span text:style-name="T2">4</text:span></text:p>
          </table:table-cell>
        </table:table-row>
        <table:table-row>
          <table:table-cell table:style-name="Possibiliseminaridainiziocorso.A2" office:value-type="string">
            <text:p text:style-name="P5">2</text:p>
          </table:table-cell>
          <table:table-cell table:style-name="Possibiliseminaridainiziocorso.A2" office:value-type="string">
            <text:p text:style-name="P2"><text:span text:style-name="T1">Il metodo di </text:span>van der Corput</text:p>
          </table:table-cell>
          <table:table-cell table:style-name="Possibiliseminaridainiziocorso.A2" office:value-type="string">
            <text:p text:style-name="P12">***</text:p>
          </table:table-cell>
          <table:table-cell table:style-name="Possibiliseminaridainiziocorso.D2" office:value-type="string">
            <text:p text:style-name="P5">Tenebaum pp.<text:span text:style-name="T2">90-100</text:span></text:p>
          </table:table-cell>
        </table:table-row>
        <table:table-row>
          <table:table-cell table:style-name="Possibiliseminaridainiziocorso.A2" office:value-type="string">
            <text:p text:style-name="P5">3</text:p>
          </table:table-cell>
          <table:table-cell table:style-name="Possibiliseminaridainiziocorso.A2" office:value-type="string">
            <text:p text:style-name="P2"><text:span text:style-name="T1">La funzione </text:span>Gamma <text:span text:style-name="T7">(per chi ha fatto AC310)</text:span></text:p>
          </table:table-cell>
          <table:table-cell table:style-name="Possibiliseminaridainiziocorso.A2" office:value-type="string">
            <text:p text:style-name="P12">*</text:p>
          </table:table-cell>
          <table:table-cell table:style-name="Possibiliseminaridainiziocorso.D2" office:value-type="string">
            <text:p text:style-name="P14">Lang pp. <text:span text:style-name="T5">413-430</text:span></text:p>
          </table:table-cell>
        </table:table-row>
        <table:table-row>
          <table:table-cell table:style-name="Possibiliseminaridainiziocorso.A2" office:value-type="string">
            <text:p text:style-name="P5">4</text:p>
          </table:table-cell>
          <table:table-cell table:style-name="Possibiliseminaridainiziocorso.A2" office:value-type="string">
            <text:p text:style-name="P2"><text:span text:style-name="T1">Calcolare</text:span> ζ(2)</text:p>
          </table:table-cell>
          <table:table-cell table:style-name="Possibiliseminaridainiziocorso.A2" office:value-type="string">
            <text:p text:style-name="P12">*</text:p>
          </table:table-cell>
          <table:table-cell table:style-name="Possibiliseminaridainiziocorso.D2" office:value-type="string">
            <text:p text:style-name="P6">Articolo Chapman</text:p>
          </table:table-cell>
        </table:table-row>
        <table:table-row>
          <table:table-cell table:style-name="Possibiliseminaridainiziocorso.A2" office:value-type="string">
            <text:p text:style-name="P7">5</text:p>
          </table:table-cell>
          <table:table-cell table:style-name="Possibiliseminaridainiziocorso.A2" office:value-type="string">
            <text:p text:style-name="P2"><text:span text:style-name="T1">I Teoremi di </text:span>Chebicev</text:p>
          </table:table-cell>
          <table:table-cell table:style-name="Possibiliseminaridainiziocorso.A2" office:value-type="string">
            <text:p text:style-name="P12">*</text:p>
          </table:table-cell>
          <table:table-cell table:style-name="Possibiliseminaridainiziocorso.D2" office:value-type="string">
            <text:p text:style-name="P8">Tenenbaum pp.16-21</text:p>
          </table:table-cell>
        </table:table-row>
        <table:table-row>
          <table:table-cell table:style-name="Possibiliseminaridainiziocorso.A2" office:value-type="string">
            <text:p text:style-name="P7">6</text:p>
          </table:table-cell>
          <table:table-cell table:style-name="Possibiliseminaridainiziocorso.A2" office:value-type="string">
            <text:p text:style-name="P2"><text:span text:style-name="T1">I Teoremi di </text:span>Merten's</text:p>
          </table:table-cell>
          <table:table-cell table:style-name="Possibiliseminaridainiziocorso.A2" office:value-type="string">
            <text:p text:style-name="P12">*</text:p>
          </table:table-cell>
          <table:table-cell table:style-name="Possibiliseminaridainiziocorso.D2" office:value-type="string">
            <text:p text:style-name="P8">Tenenbaum pp.21-24</text:p>
          </table:table-cell>
        </table:table-row>
        <table:table-row>
          <table:table-cell table:style-name="Possibiliseminaridainiziocorso.A2" office:value-type="string">
            <text:p text:style-name="P7">7</text:p>
          </table:table-cell>
          <table:table-cell table:style-name="Possibiliseminaridainiziocorso.A2" office:value-type="string">
            <text:p text:style-name="P2"><text:span text:style-name="T1">Il Teorema di </text:span>Merten's <text:span text:style-name="T1">per</text:span> prim<text:span text:style-name="T1">i</text:span> in <text:span text:style-name="T1">progressione aritmetica</text:span></text:p>
          </table:table-cell>
          <table:table-cell table:style-name="Possibiliseminaridainiziocorso.A2" office:value-type="string">
            <text:p text:style-name="P12">**</text:p>
          </table:table-cell>
          <table:table-cell table:style-name="Possibiliseminaridainiziocorso.D2" office:value-type="string">
            <text:p text:style-name="P6">Davenport <text:span text:style-name="T4">pp.57-58</text:span></text:p>
            <text:p text:style-name="P16">(da integrare con Serre pp.73-76)</text:p>
          </table:table-cell>
        </table:table-row>
        <table:table-row>
          <table:table-cell table:style-name="Possibiliseminaridainiziocorso.A2" office:value-type="string">
            <text:p text:style-name="P7">8</text:p>
          </table:table-cell>
          <table:table-cell table:style-name="Possibiliseminaridainiziocorso.A2" office:value-type="string">
            <text:p text:style-name="P4">Il Crivello di Brun</text:p>
          </table:table-cell>
          <table:table-cell table:style-name="Possibiliseminaridainiziocorso.A2" office:value-type="string">
            <text:p text:style-name="P12">*</text:p>
          </table:table-cell>
          <table:table-cell table:style-name="Possibiliseminaridainiziocorso.D2" office:value-type="string">
            <text:p text:style-name="P6">Tenenbaum pp.<text:span text:style-name="T3">25-28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6:34:09.534714523</meta:creation-date>
    <meta:editing-duration>PT9M37S</meta:editing-duration>
    <meta:editing-cycles>3</meta:editing-cycles>
    <meta:generator>LibreOffice/6.0.7.3$Linux_X86_64 LibreOffice_project/00m0$Build-3</meta:generator>
    <dc:date>2020-03-12T16:53:50.902271668</dc:date>
    <meta:document-statistic meta:table-count="1" meta:image-count="0" meta:object-count="0" meta:page-count="1" meta:paragraph-count="36" meta:word-count="83" meta:character-count="441" meta:non-whitespace-character-count="394"/>
  </office:meta>
</office:document-meta>
</file>